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6mm"/>
    </style:style>
    <style:style style:name="co2" style:family="table-column">
      <style:table-column-properties fo:break-before="auto" style:column-width="52.41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2.96mm"/>
    </style:style>
    <style:style style:name="co5" style:family="table-column">
      <style:table-column-properties fo:break-before="auto" style:column-width="14.68mm"/>
    </style:style>
    <style:style style:name="co6" style:family="table-column">
      <style:table-column-properties fo:break-before="auto" style:column-width="4.99mm"/>
    </style:style>
    <style:style style:name="co7" style:family="table-column">
      <style:table-column-properties fo:break-before="auto" style:column-width="18.38mm"/>
    </style:style>
    <style:style style:name="co8" style:family="table-column">
      <style:table-column-properties fo:break-before="auto" style:column-width="14.99mm"/>
    </style:style>
    <style:style style:name="co9" style:family="table-column">
      <style:table-column-properties fo:break-before="auto" style:column-width="26.56mm"/>
    </style:style>
    <style:style style:name="co10" style:family="table-column">
      <style:table-column-properties fo:break-before="auto" style:column-width="16.9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9.88mm" fo:break-before="auto" style:use-optimal-row-height="false"/>
    </style:style>
    <style:style style:name="ro2" style:family="table-row">
      <style:table-row-properties style:row-height="7.9mm" fo:break-before="auto" style:use-optimal-row-height="false"/>
    </style:style>
    <style:style style:name="ro3" style:family="table-row">
      <style:table-row-properties style:row-height="2.96mm" fo:break-before="auto" style:use-optimal-row-height="false"/>
    </style:style>
    <style:style style:name="ro4" style:family="table-row">
      <style:table-row-properties style:row-height="15.8mm" fo:break-before="auto" style:use-optimal-row-height="false"/>
    </style:style>
    <style:style style:name="ro5" style:family="table-row">
      <style:table-row-properties style:row-height="33.23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" style:family="table-cell" style:parent-style-name="Default" style:data-style-name="N100">
      <style:table-cell-properties fo:background-color="#77777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ackground-color="#cccc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Default" style:data-style-name="N100">
      <style:table-cell-properties fo:background-color="#b4780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ffb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fo:background-color="#bf819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ackground-color="#dedce6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ackground-color="#ffc8c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2">
      <style:table-cell-properties fo:background-color="#ffc8c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c8c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4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3" style:family="table-cell" style:parent-style-name="Default" style:data-style-name="N84">
      <style:table-cell-properties fo:background-color="#ffc8c8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fo:background-color="#ffc8c8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1+&quot;;&quot;1&quot;;&quot;1-&quot;;&quot;2+&quot;;&quot;2&quot;;&quot;2-&quot;;&quot;3+&quot;;&quot;3&quot;;&quot;3-&quot;;&quot;4+&quot;;&quot;4&quot;;&quot;4-&quot;;&quot;5+&quot;;&quot;5&quot;;&quot;5-&quot;;&quot;6&quot;;&quot;nb&quot;;&quot;nt&quot;;&quot;t&quot;;&quot;*&quot;)" table:allow-empty-cell="false" table:display-list="unsorted" table:base-cell-address="Sheet.E9">
          <table:help-message table:display="true"/>
          <table:error-message table:message-type="stop" table:display="true"/>
        </table:content-validation>
        <table:content-validation table:name="val2" table:base-cell-address="Sheet.S9">
          <table:help-message table:display="true"/>
          <table:error-message table:message-type="stop" table:display="true"/>
        </table:content-validation>
        <table:content-validation table:name="val3" table:condition="of:cell-content-is-date() and cell-content-is-not-between(0,0)" table:allow-empty-cell="false" table:base-cell-address="Sheet.AL9">
          <table:help-message table:display="true"/>
          <table:error-message table:message-type="stop" table:display="true"/>
        </table:content-validation>
        <table:content-validation table:name="val4" table:condition="of:cell-content-is-in-list(&quot;HS&quot;)" table:allow-empty-cell="false" table:display-list="unsorted" table:base-cell-address="Sheet.AM9">
          <table:help-message table:display="true"/>
          <table:error-message table:message-type="stop" table:display="true"/>
        </table:content-validation>
        <table:content-validation table:name="val5" table:condition="of:cell-content-is-in-list(&quot;Erw&quot;;&quot;RS&quot;;&quot;HS&quot;)" table:allow-empty-cell="false" table:display-list="unsorted" table:base-cell-address="Sheet.AN9">
          <table:help-message table:display="true"/>
          <table:error-message table:message-type="stop" table:display="true"/>
        </table:content-validation>
        <table:content-validation table:name="val6" table:condition="of:cell-content-is-in-list(&quot;X&quot;;&quot;x&quot;)" table:allow-empty-cell="false" table:display-list="unsorted" table:base-cell-address="Sheet.AO9">
          <table:help-message table:display="true"/>
          <table:error-message table:message-type="stop" table:display="true"/>
        </table:content-validation>
      </table:content-validations>
      <table:table table:name="Shee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4" table:default-cell-style-name="ce3"/>
        <table:table-column table:style-name="co5" table:visibility="collapse" table:default-cell-style-name="ce3"/>
        <table:table-column table:style-name="co5" table:number-columns-repeated="2" table:default-cell-style-name="ce3"/>
        <table:table-column table:style-name="co5" table:visibility="collapse" table:default-cell-style-name="ce3"/>
        <table:table-column table:style-name="co5" table:number-columns-repeated="7" table:default-cell-style-name="ce3"/>
        <table:table-column table:style-name="co5" table:visibility="collapse" table:default-cell-style-name="ce3"/>
        <table:table-column table:style-name="co6" table:default-cell-style-name="ce3"/>
        <table:table-column table:style-name="co7" table:default-cell-style-name="ce3"/>
        <table:table-column table:style-name="co5" table:default-cell-style-name="ce3"/>
        <table:table-column table:style-name="co5" table:visibility="collapse" table:default-cell-style-name="ce3"/>
        <table:table-column table:style-name="co5" table:default-cell-style-name="ce3"/>
        <table:table-column table:style-name="co5" table:visibility="collapse" table:default-cell-style-name="ce3"/>
        <table:table-column table:style-name="co5" table:default-cell-style-name="ce3"/>
        <table:table-column table:style-name="co8" table:default-cell-style-name="ce3"/>
        <table:table-column table:style-name="co8" table:visibility="collapse" table:number-columns-repeated="3" table:default-cell-style-name="ce3"/>
        <table:table-column table:style-name="co6" table:default-cell-style-name="ce3"/>
        <table:table-column table:style-name="co5" table:default-cell-style-name="ce3"/>
        <table:table-column table:style-name="co6" table:default-cell-style-name="ce3"/>
        <table:table-column table:style-name="co8" table:default-cell-style-name="ce3"/>
        <table:table-column table:style-name="co8" table:visibility="collapse" table:default-cell-style-name="ce3"/>
        <table:table-column table:style-name="co6" table:default-cell-style-name="ce3"/>
        <table:table-column table:style-name="co9" table:visibility="collapse" table:default-cell-style-name="ce3"/>
        <table:table-column table:style-name="co10" table:default-cell-style-name="ce3"/>
        <table:table-column table:style-name="co10" table:visibility="collapse" table:default-cell-style-name="ce3"/>
        <table:table-column table:style-name="co10" table:number-columns-repeated="982" table:default-cell-style-name="ce3"/>
        <table:table-column table:style-name="co11" table:number-columns-repeated="2" table:default-cell-style-name="ce3"/>
        <table:table-row table:style-name="ro1">
          <table:table-cell table:style-name="ce1"/>
          <table:table-cell table:style-name="ce29" office:value-type="string" calcext:value-type="string" table:number-columns-spanned="3" table:number-rows-spanned="1">
            <text:p>Noten: Einsendeschluss 15.01.2016</text:p>
          </table:table-cell>
          <table:covered-table-cell table:number-columns-repeated="2" table:style-name="ce29"/>
          <table:table-cell table:number-columns-repeated="1020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Schuljahr</text:p>
          </table:table-cell>
          <table:table-cell table:style-name="ce2" office:value-type="string" calcext:value-type="string">
            <text:p>2016</text:p>
          </table:table-cell>
          <table:table-cell table:style-name="ce2" table:number-columns-repeated="17"/>
          <table:table-cell table:number-columns-repeated="14"/>
          <table:table-cell table:style-name="ce17"/>
          <table:table-cell table:number-columns-repeated="989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Klasse</text:p>
          </table:table-cell>
          <table:table-cell table:style-name="ce2" office:value-type="string" calcext:value-type="string">
            <text:p>11</text:p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Halbjahr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17"/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Schüler(in)</text:p>
          </table:table-cell>
          <table:table-cell table:style-name="ce4" office:value-type="string" calcext:value-type="string">
            <text:p>Maßstab</text:p>
          </table:table-cell>
          <table:table-cell table:style-name="ce6"/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Ma</text:p>
          </table:table-cell>
          <table:table-cell table:style-name="ce4" office:value-type="string" calcext:value-type="string">
            <text:p>Fr</text:p>
          </table:table-cell>
          <table:table-cell table:style-name="ce4"/>
          <table:table-cell table:style-name="ce4" office:value-type="string" calcext:value-type="string">
            <text:p>Bio</text:p>
          </table:table-cell>
          <table:table-cell table:style-name="ce4" office:value-type="string" calcext:value-type="string">
            <text:p>Ch</text:p>
          </table:table-cell>
          <table:table-cell table:style-name="ce4"/>
          <table:table-cell table:style-name="ce4" office:value-type="string" calcext:value-type="string">
            <text:p>Geo</text:p>
          </table:table-cell>
          <table:table-cell table:style-name="ce4" office:value-type="string" calcext:value-type="string">
            <text:p>Ges</text:p>
          </table:table-cell>
          <table:table-cell table:style-name="ce4" office:value-type="string" calcext:value-type="string">
            <text:p>Soz</text:p>
          </table:table-cell>
          <table:table-cell table:style-name="ce4" office:value-type="string" calcext:value-type="string">
            <text:p>Rel</text:p>
          </table:table-cell>
          <table:table-cell table:style-name="ce4" office:value-type="string" calcext:value-type="string">
            <text:p>Mu</text:p>
          </table:table-cell>
          <table:table-cell table:style-name="ce4" office:value-type="string" calcext:value-type="string">
            <text:p>Sp</text:p>
          </table:table-cell>
          <table:table-cell table:style-name="ce4" office:value-type="string" calcext:value-type="string">
            <text:p>AWT</text:p>
          </table:table-cell>
          <table:table-cell table:style-name="ce4"/>
          <table:table-cell/>
          <table:table-cell table:style-name="ce4" office:value-type="string" calcext:value-type="string">
            <text:p>__Ku</text:p>
          </table:table-cell>
          <table:table-cell table:style-name="ce4" office:value-type="string" calcext:value-type="string">
            <text:p>Bb_k</text:p>
          </table:table-cell>
          <table:table-cell table:style-name="ce4"/>
          <table:table-cell table:style-name="ce4" office:value-type="string" calcext:value-type="string">
            <text:p>Kge_k</text:p>
          </table:table-cell>
          <table:table-cell table:style-name="ce4"/>
          <table:table-cell table:style-name="ce4" office:value-type="string" calcext:value-type="string">
            <text:p>Mal_k</text:p>
          </table:table-cell>
          <table:table-cell table:style-name="ce4" office:value-type="string" calcext:value-type="string">
            <text:p>Pls_k</text:p>
          </table:table-cell>
          <table:table-cell table:style-name="ce4" table:number-columns-repeated="3"/>
          <table:table-cell/>
          <table:table-cell table:style-name="ce4" office:value-type="string" calcext:value-type="string">
            <text:p>Eu_</text:p>
          </table:table-cell>
          <table:table-cell/>
          <table:table-cell table:style-name="ce4" office:value-type="string" calcext:value-type="string">
            <text:p>__AVE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_GS</text:p>
          </table:table-cell>
          <table:table-cell table:style-name="ce4"/>
          <table:table-cell table:style-name="ce4" office:value-type="string" calcext:value-type="string">
            <text:p>_BB</text:p>
          </table:table-cell>
          <table:table-cell table:number-columns-repeated="983"/>
        </table:table-row>
        <table:table-row table:style-name="ro5">
          <table:table-cell table:style-name="ce5" table:number-columns-repeated="3"/>
          <table:table-cell table:style-name="ce6"/>
          <table:table-cell table:style-name="ce9" office:value-type="string" calcext:value-type="string">
            <text:p>Deutsch</text:p>
          </table:table-cell>
          <table:table-cell table:style-name="ce9" office:value-type="string" calcext:value-type="string">
            <text:p>Englisch</text:p>
          </table:table-cell>
          <table:table-cell table:style-name="ce9" office:value-type="string" calcext:value-type="string">
            <text:p>Mathematik</text:p>
          </table:table-cell>
          <table:table-cell table:style-name="ce9" office:value-type="string" calcext:value-type="string">
            <text:p>Französisch</text:p>
          </table:table-cell>
          <table:table-cell table:style-name="ce9"/>
          <table:table-cell table:style-name="ce9" office:value-type="string" calcext:value-type="string">
            <text:p>Biologie</text:p>
          </table:table-cell>
          <table:table-cell table:style-name="ce9" office:value-type="string" calcext:value-type="string">
            <text:p>Chemie</text:p>
          </table:table-cell>
          <table:table-cell table:style-name="ce9"/>
          <table:table-cell table:style-name="ce9" office:value-type="string" calcext:value-type="string">
            <text:p>Geographie</text:p>
          </table:table-cell>
          <table:table-cell table:style-name="ce9" office:value-type="string" calcext:value-type="string">
            <text:p>Geschichte</text:p>
          </table:table-cell>
          <table:table-cell table:style-name="ce9" office:value-type="string" calcext:value-type="string">
            <text:p>Sozialkunde</text:p>
          </table:table-cell>
          <table:table-cell table:style-name="ce9" office:value-type="string" calcext:value-type="string">
            <text:p>Religion</text:p>
          </table:table-cell>
          <table:table-cell table:style-name="ce9" office:value-type="string" calcext:value-type="string">
            <text:p>Musik</text:p>
          </table:table-cell>
          <table:table-cell table:style-name="ce9" office:value-type="string" calcext:value-type="string">
            <text:p>Sport</text:p>
          </table:table-cell>
          <table:table-cell table:style-name="ce9" office:value-type="string" calcext:value-type="string">
            <text:p>Arbeit-Wirtschaft-Technik</text:p>
          </table:table-cell>
          <table:table-cell table:style-name="ce9"/>
          <table:table-cell table:style-name="ce12"/>
          <table:table-cell table:style-name="ce9" office:value-type="string" calcext:value-type="string">
            <text:p>Kunst</text:p>
          </table:table-cell>
          <table:table-cell table:style-name="ce9" office:value-type="string" calcext:value-type="string">
            <text:p>Buchbinden</text:p>
          </table:table-cell>
          <table:table-cell table:style-name="ce9"/>
          <table:table-cell table:style-name="ce9" office:value-type="string" calcext:value-type="string">
            <text:p>Kunstgeschichte</text:p>
          </table:table-cell>
          <table:table-cell table:style-name="ce9"/>
          <table:table-cell table:style-name="ce9" office:value-type="string" calcext:value-type="string">
            <text:p>Malen</text:p>
          </table:table-cell>
          <table:table-cell table:style-name="ce9" office:value-type="string" calcext:value-type="string">
            <text:p>Plastizieren</text:p>
          </table:table-cell>
          <table:table-cell table:style-name="ce9" table:number-columns-repeated="3"/>
          <table:table-cell table:style-name="ce12"/>
          <table:table-cell table:style-name="ce9" office:value-type="string" calcext:value-type="string">
            <text:p>Eurythmie</text:p>
          </table:table-cell>
          <table:table-cell table:style-name="ce12"/>
          <table:table-cell table:style-name="ce18" office:value-type="string" calcext:value-type="string">
            <text:p>Φ Alle Fächer</text:p>
          </table:table-cell>
          <table:table-cell table:style-name="ce18"/>
          <table:table-cell table:style-name="ce12"/>
          <table:table-cell table:style-name="ce9"/>
          <table:table-cell table:style-name="ce9" office:value-type="string" calcext:value-type="string">
            <text:p>Gleichstellungs-vermerk</text:p>
          </table:table-cell>
          <table:table-cell table:style-name="ce9"/>
          <table:table-cell table:style-name="ce9" office:value-type="string" calcext:value-type="string">
            <text:p>„Blauer Brief“</text:p>
          </table:table-cell>
          <table:table-cell table:number-columns-repeated="983"/>
        </table:table-row>
        <table:table-row table:style-name="ro3">
          <table:table-cell table:style-name="ce6" table:number-columns-repeated="20"/>
          <table:table-cell/>
          <table:table-cell table:style-name="ce13"/>
          <table:table-cell table:style-name="ce15" table:number-columns-repeated="9"/>
          <table:table-cell/>
          <table:table-cell table:style-name="ce16"/>
          <table:table-cell table:number-columns-repeated="4"/>
          <table:table-cell table:style-name="ce22" table:number-columns-repeated="4"/>
          <table:table-cell table:number-columns-repeated="983"/>
        </table:table-row>
        <table:table-row table:style-name="ro2">
          <table:table-cell table:style-name="ce4" office:value-type="string" calcext:value-type="string">
            <text:p>200501</text:p>
          </table:table-cell>
          <table:table-cell table:style-name="ce8" office:value-type="string" calcext:value-type="string">
            <text:p>Anna Amundsen</text:p>
          </table:table-cell>
          <table:table-cell table:style-name="ce8" office:value-type="string" calcext:value-type="string">
            <text:p>Gym</text:p>
          </table:table-cell>
          <table:table-cell table:style-name="ce6"/>
          <table:table-cell table:style-name="ce10" table:content-validation-name="val1" office:value-type="string" calcext:value-type="string">
            <text:p>1</text:p>
          </table:table-cell>
          <table:table-cell table:style-name="ce10" table:content-validation-name="val1" office:value-type="string" calcext:value-type="string">
            <text:p>2+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5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 office:value-type="string" calcext:value-type="string">
            <text:p>6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1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/>
          <table:table-cell table:style-name="ce14" table:content-validation-name="val2" table:number-matrix-columns-spanned="1" table:number-matrix-rows-spanned="1" table:formula="of:=TEXT(AVERAGE(IFERROR(NUMBERVALUE(SUBSTITUTE(SUBSTITUTE([.W9:.AE9];&quot;-&quot;;&quot;&quot;);&quot;+&quot;;&quot;&quot;));&quot;&quot;));&quot;0&quot;)" office:value-type="string" office:string-value="2" calcext:value-type="string">
            <text:p>2</text:p>
          </table:table-cell>
          <table:table-cell table:style-name="ce10" table:content-validation-name="val1" office:value-type="string" calcext:value-type="string">
            <text:p>1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2</text:p>
          </table:table-cell>
          <table:table-cell table:number-columns-repeated="2"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table:number-columns-repeated="3"/>
          <table:table-cell/>
          <table:table-cell table:style-name="ce10" table:content-validation-name="val1" office:value-type="string" calcext:value-type="string">
            <text:p>2</text:p>
          </table:table-cell>
          <table:table-cell/>
          <table:table-cell table:style-name="ce19" table:content-validation-name="val2" table:number-matrix-columns-spanned="1" table:number-matrix-rows-spanned="1" table:formula="of:=ROUND(AVERAGE(IFERROR(NUMBERVALUE(SUBSTITUTE(SUBSTITUTE([.E9:.V9];&quot;-&quot;;&quot;&quot;);&quot;+&quot;;&quot;&quot;));&quot;&quot;));2)" office:value-type="float" office:value="2.92" calcext:value-type="float">
            <text:p>2,92</text:p>
          </table:table-cell>
          <table:table-cell table:style-name="ce21" table:content-validation-name="val2" table:number-matrix-columns-spanned="1" table:number-matrix-rows-spanned="1" table:formula="of:=ROUND(AVERAGE(IFERROR(NUMBERVALUE(SUBSTITUTE(SUBSTITUTE([.E9:.G9];&quot;-&quot;;&quot;&quot;);&quot;+&quot;;&quot;&quot;));&quot;&quot;));2)" office:value-type="float" office:value="2" calcext:value-type="float">
            <text:p>2</text:p>
          </table:table-cell>
          <table:table-cell/>
          <table:table-cell table:style-name="ce23" table:content-validation-name="val3"/>
          <table:table-cell table:style-name="ce46" table:content-validation-name="val4"/>
          <table:table-cell table:style-name="ce46" table:content-validation-name="val5"/>
          <table:table-cell table:style-name="ce46" table:content-validation-name="val6"/>
          <table:table-cell table:number-columns-repeated="983"/>
        </table:table-row>
        <table:table-row table:style-name="ro2">
          <table:table-cell table:style-name="ce4" office:value-type="string" calcext:value-type="string">
            <text:p>200502</text:p>
          </table:table-cell>
          <table:table-cell table:style-name="ce8" office:value-type="string" calcext:value-type="string">
            <text:p>Bettina Blumig</text:p>
          </table:table-cell>
          <table:table-cell table:style-name="ce8" office:value-type="string" calcext:value-type="string">
            <text:p>Gym</text:p>
          </table:table-cell>
          <table:table-cell table:style-name="ce6"/>
          <table:table-cell table:number-columns-repeated="2"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 office:value-type="string" calcext:value-type="string">
            <text:p>5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5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nt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number-columns-repeated="2"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/>
          <table:table-cell table:style-name="ce14" table:content-validation-name="val2" table:number-matrix-columns-spanned="1" table:number-matrix-rows-spanned="1" table:formula="of:=TEXT(AVERAGE(IFERROR(NUMBERVALUE(SUBSTITUTE(SUBSTITUTE([.W10:.AE10];&quot;-&quot;;&quot;&quot;);&quot;+&quot;;&quot;&quot;));&quot;&quot;));&quot;0&quot;)" office:value-type="string" office:string-value="2" calcext:value-type="string">
            <text:p>2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number-columns-repeated="3" table:style-name="ce10" table:content-validation-name="val1" office:value-type="string" calcext:value-type="string">
            <text:p>2</text:p>
          </table:table-cell>
          <table:table-cell table:style-name="ce10" table:content-validation-name="val1" table:number-columns-repeated="3"/>
          <table:table-cell/>
          <table:table-cell table:style-name="ce10" table:content-validation-name="val1" office:value-type="string" calcext:value-type="string">
            <text:p>3</text:p>
          </table:table-cell>
          <table:table-cell/>
          <table:table-cell table:style-name="ce20" table:content-validation-name="val2" table:number-matrix-columns-spanned="1" table:number-matrix-rows-spanned="1" table:formula="of:=ROUND(AVERAGE(IFERROR(NUMBERVALUE(SUBSTITUTE(SUBSTITUTE([.E10:.V10];&quot;-&quot;;&quot;&quot;);&quot;+&quot;;&quot;&quot;));&quot;&quot;));2)" office:value-type="float" office:value="3.17" calcext:value-type="float">
            <text:p>3,17</text:p>
          </table:table-cell>
          <table:table-cell table:style-name="ce21" table:content-validation-name="val2" table:number-matrix-columns-spanned="1" table:number-matrix-rows-spanned="1" table:formula="of:=ROUND(AVERAGE(IFERROR(NUMBERVALUE(SUBSTITUTE(SUBSTITUTE([.E10:.G10];&quot;-&quot;;&quot;&quot;);&quot;+&quot;;&quot;&quot;));&quot;&quot;));2)" office:value-type="float" office:value="2.67" calcext:value-type="float">
            <text:p>2,67</text:p>
          </table:table-cell>
          <table:table-cell/>
          <table:table-cell table:style-name="ce23" table:content-validation-name="val3"/>
          <table:table-cell table:style-name="ce46" table:content-validation-name="val4"/>
          <table:table-cell table:style-name="ce46" table:content-validation-name="val5"/>
          <table:table-cell table:style-name="ce46" table:content-validation-name="val6"/>
          <table:table-cell table:number-columns-repeated="983"/>
        </table:table-row>
        <table:table-row table:style-name="ro2">
          <table:table-cell table:style-name="ce4" office:value-type="string" calcext:value-type="string">
            <text:p>200503</text:p>
          </table:table-cell>
          <table:table-cell table:style-name="ce8" office:value-type="string" calcext:value-type="string">
            <text:p>Carsten Christiansen</text:p>
          </table:table-cell>
          <table:table-cell table:style-name="ce8" office:value-type="string" calcext:value-type="string">
            <text:p>Gym</text:p>
          </table:table-cell>
          <table:table-cell table:style-name="ce6"/>
          <table:table-cell table:style-name="ce10" table:content-validation-name="val1" office:value-type="string" calcext:value-type="string">
            <text:p>1</text:p>
          </table:table-cell>
          <table:table-cell table:style-name="ce10" table:content-validation-name="val1" office:value-type="string" calcext:value-type="string">
            <text:p>1-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1</text:p>
          </table:table-cell>
          <table:table-cell table:number-columns-repeated="3" table:style-name="ce10" table:content-validation-name="val1" office:value-type="string" calcext:value-type="string">
            <text:p>3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/>
          <table:table-cell table:style-name="ce14" table:content-validation-name="val2" table:number-matrix-columns-spanned="1" table:number-matrix-rows-spanned="1" table:formula="of:=TEXT(AVERAGE(IFERROR(NUMBERVALUE(SUBSTITUTE(SUBSTITUTE([.W11:.AE11];&quot;-&quot;;&quot;&quot;);&quot;+&quot;;&quot;&quot;));&quot;&quot;));&quot;0&quot;)" office:value-type="string" office:string-value="2" calcext:value-type="string">
            <text:p>2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number-columns-repeated="2" table:style-name="ce10" table:content-validation-name="val1" office:value-type="string" calcext:value-type="string">
            <text:p>1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table:number-columns-repeated="3"/>
          <table:table-cell/>
          <table:table-cell table:style-name="ce10" table:content-validation-name="val1" office:value-type="string" calcext:value-type="string">
            <text:p>2</text:p>
          </table:table-cell>
          <table:table-cell/>
          <table:table-cell table:style-name="ce20" table:content-validation-name="val2" table:number-matrix-columns-spanned="1" table:number-matrix-rows-spanned="1" table:formula="of:=ROUND(AVERAGE(IFERROR(NUMBERVALUE(SUBSTITUTE(SUBSTITUTE([.E11:.V11];&quot;-&quot;;&quot;&quot;);&quot;+&quot;;&quot;&quot;));&quot;&quot;));2)" office:value-type="float" office:value="2.23" calcext:value-type="float">
            <text:p>2,23</text:p>
          </table:table-cell>
          <table:table-cell table:style-name="ce21" table:content-validation-name="val2" table:number-matrix-columns-spanned="1" table:number-matrix-rows-spanned="1" table:formula="of:=ROUND(AVERAGE(IFERROR(NUMBERVALUE(SUBSTITUTE(SUBSTITUTE([.E11:.G11];&quot;-&quot;;&quot;&quot;);&quot;+&quot;;&quot;&quot;));&quot;&quot;));2)" office:value-type="float" office:value="1.67" calcext:value-type="float">
            <text:p>1,67</text:p>
          </table:table-cell>
          <table:table-cell/>
          <table:table-cell table:style-name="ce23" table:content-validation-name="val3"/>
          <table:table-cell table:style-name="ce46" table:content-validation-name="val4"/>
          <table:table-cell table:style-name="ce46" table:content-validation-name="val5"/>
          <table:table-cell table:style-name="ce46" table:content-validation-name="val6"/>
          <table:table-cell table:number-columns-repeated="983"/>
        </table:table-row>
        <table:table-row table:style-name="ro2">
          <table:table-cell table:style-name="ce4" office:value-type="string" calcext:value-type="string">
            <text:p>200504</text:p>
          </table:table-cell>
          <table:table-cell table:style-name="ce8" office:value-type="string" calcext:value-type="string">
            <text:p>Daniel Donau</text:p>
          </table:table-cell>
          <table:table-cell table:style-name="ce8" office:value-type="string" calcext:value-type="string">
            <text:p>Gym</text:p>
          </table:table-cell>
          <table:table-cell table:style-name="ce6"/>
          <table:table-cell table:number-columns-repeated="2"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5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/>
          <table:table-cell table:number-columns-repeated="2"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 table:number-columns-repeated="3" table:style-name="ce10" table:content-validation-name="val1" office:value-type="string" calcext:value-type="string">
            <text:p>3</text:p>
          </table:table-cell>
          <table:table-cell table:number-columns-repeated="2"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1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/>
          <table:table-cell table:style-name="ce14" table:content-validation-name="val2" table:number-matrix-columns-spanned="1" table:number-matrix-rows-spanned="1" table:formula="of:=TEXT(AVERAGE(IFERROR(NUMBERVALUE(SUBSTITUTE(SUBSTITUTE([.W12:.AE12];&quot;-&quot;;&quot;&quot;);&quot;+&quot;;&quot;&quot;));&quot;&quot;));&quot;0&quot;)" office:value-type="string" office:string-value="2" calcext:value-type="string">
            <text:p>2</text:p>
          </table:table-cell>
          <table:table-cell table:style-name="ce10" table:content-validation-name="val1" office:value-type="string" calcext:value-type="string">
            <text:p>1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1</text:p>
          </table:table-cell>
          <table:table-cell table:number-columns-repeated="3" table:style-name="ce10" table:content-validation-name="val1" office:value-type="string" calcext:value-type="string">
            <text:p>2</text:p>
          </table:table-cell>
          <table:table-cell table:style-name="ce10" table:content-validation-name="val1" table:number-columns-repeated="3"/>
          <table:table-cell/>
          <table:table-cell table:style-name="ce10" table:content-validation-name="val1" office:value-type="string" calcext:value-type="string">
            <text:p>2</text:p>
          </table:table-cell>
          <table:table-cell/>
          <table:table-cell table:style-name="ce19" table:content-validation-name="val2" table:number-matrix-columns-spanned="1" table:number-matrix-rows-spanned="1" table:formula="of:=ROUND(AVERAGE(IFERROR(NUMBERVALUE(SUBSTITUTE(SUBSTITUTE([.E12:.V12];&quot;-&quot;;&quot;&quot;);&quot;+&quot;;&quot;&quot;));&quot;&quot;));2)" office:value-type="float" office:value="2.69" calcext:value-type="float">
            <text:p>2,69</text:p>
          </table:table-cell>
          <table:table-cell table:style-name="ce21" table:content-validation-name="val2" table:number-matrix-columns-spanned="1" table:number-matrix-rows-spanned="1" table:formula="of:=ROUND(AVERAGE(IFERROR(NUMBERVALUE(SUBSTITUTE(SUBSTITUTE([.E12:.G12];&quot;-&quot;;&quot;&quot;);&quot;+&quot;;&quot;&quot;));&quot;&quot;));2)" office:value-type="float" office:value="3" calcext:value-type="float">
            <text:p>3</text:p>
          </table:table-cell>
          <table:table-cell/>
          <table:table-cell table:style-name="ce23" table:content-validation-name="val3"/>
          <table:table-cell table:style-name="ce46" table:content-validation-name="val4"/>
          <table:table-cell table:style-name="ce46" table:content-validation-name="val5"/>
          <table:table-cell table:style-name="ce46" table:content-validation-name="val6"/>
          <table:table-cell table:number-columns-repeated="983"/>
        </table:table-row>
        <table:table-row table:style-name="ro2">
          <table:table-cell table:style-name="ce4" office:value-type="string" calcext:value-type="string">
            <text:p>200505</text:p>
          </table:table-cell>
          <table:table-cell table:style-name="ce8" office:value-type="string" calcext:value-type="string">
            <text:p>Ernst Passau</text:p>
          </table:table-cell>
          <table:table-cell table:style-name="ce8" office:value-type="string" calcext:value-type="string">
            <text:p>RS</text:p>
          </table:table-cell>
          <table:table-cell table:style-name="ce6"/>
          <table:table-cell table:style-name="ce10" table:content-validation-name="val1" office:value-type="string" calcext:value-type="string">
            <text:p>1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number-columns-repeated="4"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1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/>
          <table:table-cell/>
          <table:table-cell table:style-name="ce14" table:content-validation-name="val2" table:number-matrix-columns-spanned="1" table:number-matrix-rows-spanned="1" table:formula="of:=TEXT(AVERAGE(IFERROR(NUMBERVALUE(SUBSTITUTE(SUBSTITUTE([.W13:.AE13];&quot;-&quot;;&quot;&quot;);&quot;+&quot;;&quot;&quot;));&quot;&quot;));&quot;0&quot;)" office:value-type="string" office:string-value="2" calcext:value-type="string">
            <text:p>2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2</text:p>
          </table:table-cell>
          <table:table-cell table:number-columns-repeated="2"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table:number-columns-repeated="3"/>
          <table:table-cell/>
          <table:table-cell table:style-name="ce10" table:content-validation-name="val1" office:value-type="string" calcext:value-type="string">
            <text:p>2</text:p>
          </table:table-cell>
          <table:table-cell/>
          <table:table-cell table:style-name="ce20" table:content-validation-name="val2" table:number-matrix-columns-spanned="1" table:number-matrix-rows-spanned="1" table:formula="of:=ROUND(AVERAGE(IFERROR(NUMBERVALUE(SUBSTITUTE(SUBSTITUTE([.E13:.V13];&quot;-&quot;;&quot;&quot;);&quot;+&quot;;&quot;&quot;));&quot;&quot;));2)" office:value-type="float" office:value="2.08" calcext:value-type="float">
            <text:p>2,08</text:p>
          </table:table-cell>
          <table:table-cell table:style-name="ce21" table:content-validation-name="val2" table:number-matrix-columns-spanned="1" table:number-matrix-rows-spanned="1" table:formula="of:=ROUND(AVERAGE(IFERROR(NUMBERVALUE(SUBSTITUTE(SUBSTITUTE([.E13:.G13];&quot;-&quot;;&quot;&quot;);&quot;+&quot;;&quot;&quot;));&quot;&quot;));2)" office:value-type="float" office:value="2" calcext:value-type="float">
            <text:p>2</text:p>
          </table:table-cell>
          <table:table-cell/>
          <table:table-cell table:style-name="ce23" table:content-validation-name="val3"/>
          <table:table-cell table:style-name="ce46" table:content-validation-name="val4"/>
          <table:table-cell table:style-name="ce46" table:content-validation-name="val5"/>
          <table:table-cell table:style-name="ce46" table:content-validation-name="val6"/>
          <table:table-cell table:number-columns-repeated="983"/>
        </table:table-row>
        <table:table-row table:style-name="ro2">
          <table:table-cell table:style-name="ce4" office:value-type="string" calcext:value-type="string">
            <text:p>200506</text:p>
          </table:table-cell>
          <table:table-cell table:style-name="ce8" office:value-type="string" calcext:value-type="string">
            <text:p>Ida Rathenau</text:p>
          </table:table-cell>
          <table:table-cell table:style-name="ce8" office:value-type="string" calcext:value-type="string">
            <text:p>RS</text:p>
          </table:table-cell>
          <table:table-cell table:style-name="ce6"/>
          <table:table-cell table:number-columns-repeated="2"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 table:number-columns-repeated="2"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number-columns-repeated="3" table:style-name="ce10" table:content-validation-name="val1" office:value-type="string" calcext:value-type="string">
            <text:p>2</text:p>
          </table:table-cell>
          <table:table-cell table:style-name="ce10" table:content-validation-name="val1"/>
          <table:table-cell/>
          <table:table-cell table:style-name="ce14" table:content-validation-name="val2" table:number-matrix-columns-spanned="1" table:number-matrix-rows-spanned="1" table:formula="of:=TEXT(AVERAGE(IFERROR(NUMBERVALUE(SUBSTITUTE(SUBSTITUTE([.W14:.AE14];&quot;-&quot;;&quot;&quot;);&quot;+&quot;;&quot;&quot;));&quot;&quot;));&quot;0&quot;)" office:value-type="string" office:string-value="2" calcext:value-type="string">
            <text:p>2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4</text:p>
          </table:table-cell>
          <table:table-cell table:number-columns-repeated="3" table:style-name="ce10" table:content-validation-name="val1" office:value-type="string" calcext:value-type="string">
            <text:p>1</text:p>
          </table:table-cell>
          <table:table-cell table:style-name="ce10" table:content-validation-name="val1" table:number-columns-repeated="3"/>
          <table:table-cell/>
          <table:table-cell table:style-name="ce10" table:content-validation-name="val1" office:value-type="string" calcext:value-type="string">
            <text:p>3</text:p>
          </table:table-cell>
          <table:table-cell/>
          <table:table-cell table:style-name="ce20" table:content-validation-name="val2" table:number-matrix-columns-spanned="1" table:number-matrix-rows-spanned="1" table:formula="of:=ROUND(AVERAGE(IFERROR(NUMBERVALUE(SUBSTITUTE(SUBSTITUTE([.E14:.V14];&quot;-&quot;;&quot;&quot;);&quot;+&quot;;&quot;&quot;));&quot;&quot;));2)" office:value-type="float" office:value="2.92" calcext:value-type="float">
            <text:p>2,92</text:p>
          </table:table-cell>
          <table:table-cell table:style-name="ce21" table:content-validation-name="val2" table:number-matrix-columns-spanned="1" table:number-matrix-rows-spanned="1" table:formula="of:=ROUND(AVERAGE(IFERROR(NUMBERVALUE(SUBSTITUTE(SUBSTITUTE([.E14:.G14];&quot;-&quot;;&quot;&quot;);&quot;+&quot;;&quot;&quot;));&quot;&quot;));2)" office:value-type="float" office:value="3.33" calcext:value-type="float">
            <text:p>3,33</text:p>
          </table:table-cell>
          <table:table-cell/>
          <table:table-cell table:style-name="ce23" table:content-validation-name="val3"/>
          <table:table-cell table:style-name="ce46" table:content-validation-name="val4"/>
          <table:table-cell table:style-name="ce46" table:content-validation-name="val5"/>
          <table:table-cell table:style-name="ce46" table:content-validation-name="val6"/>
          <table:table-cell table:number-columns-repeated="983"/>
        </table:table-row>
        <table:table-row table:style-name="ro2">
          <table:table-cell table:style-name="ce4" office:value-type="string" calcext:value-type="string">
            <text:p>200953</text:p>
          </table:table-cell>
          <table:table-cell table:style-name="ce8" office:value-type="string" calcext:value-type="string">
            <text:p>Martin Starke</text:p>
          </table:table-cell>
          <table:table-cell table:style-name="ce8" office:value-type="string" calcext:value-type="string">
            <text:p>RS</text:p>
          </table:table-cell>
          <table:table-cell table:style-name="ce6"/>
          <table:table-cell table:style-name="ce10" table:content-validation-name="val1" office:value-type="string" calcext:value-type="string">
            <text:p>2-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 table:number-columns-repeated="2"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number-columns-repeated="3"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/>
          <table:table-cell table:style-name="ce14" table:content-validation-name="val2" table:number-matrix-columns-spanned="1" table:number-matrix-rows-spanned="1" table:formula="of:=TEXT(AVERAGE(IFERROR(NUMBERVALUE(SUBSTITUTE(SUBSTITUTE([.W15:.AE15];&quot;-&quot;;&quot;&quot;);&quot;+&quot;;&quot;&quot;));&quot;&quot;));&quot;0&quot;)" office:value-type="string" office:string-value="2" calcext:value-type="string">
            <text:p>2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number-columns-repeated="2"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table:number-columns-repeated="3"/>
          <table:table-cell/>
          <table:table-cell table:style-name="ce10" table:content-validation-name="val1" office:value-type="string" calcext:value-type="string">
            <text:p>2</text:p>
          </table:table-cell>
          <table:table-cell/>
          <table:table-cell table:style-name="ce19" table:content-validation-name="val2" table:number-matrix-columns-spanned="1" table:number-matrix-rows-spanned="1" table:formula="of:=ROUND(AVERAGE(IFERROR(NUMBERVALUE(SUBSTITUTE(SUBSTITUTE([.E15:.V15];&quot;-&quot;;&quot;&quot;);&quot;+&quot;;&quot;&quot;));&quot;&quot;));2)" office:value-type="float" office:value="2.69" calcext:value-type="float">
            <text:p>2,69</text:p>
          </table:table-cell>
          <table:table-cell table:style-name="ce21" table:content-validation-name="val2" table:number-matrix-columns-spanned="1" table:number-matrix-rows-spanned="1" table:formula="of:=ROUND(AVERAGE(IFERROR(NUMBERVALUE(SUBSTITUTE(SUBSTITUTE([.E15:.G15];&quot;-&quot;;&quot;&quot;);&quot;+&quot;;&quot;&quot;));&quot;&quot;));2)" office:value-type="float" office:value="2.33" calcext:value-type="float">
            <text:p>2,33</text:p>
          </table:table-cell>
          <table:table-cell/>
          <table:table-cell table:style-name="ce23" table:content-validation-name="val3"/>
          <table:table-cell table:style-name="ce46" table:content-validation-name="val4"/>
          <table:table-cell table:style-name="ce46" table:content-validation-name="val5"/>
          <table:table-cell table:style-name="ce46" table:content-validation-name="val6"/>
          <table:table-cell table:number-columns-repeated="983"/>
        </table:table-row>
        <table:table-row table:style-name="ro2">
          <table:table-cell table:style-name="ce4" office:value-type="string" calcext:value-type="string">
            <text:p>200852</text:p>
          </table:table-cell>
          <table:table-cell table:style-name="ce8" office:value-type="string" calcext:value-type="string">
            <text:p>Susanne Streng</text:p>
          </table:table-cell>
          <table:table-cell table:style-name="ce8" office:value-type="string" calcext:value-type="string">
            <text:p>RS</text:p>
          </table:table-cell>
          <table:table-cell table:style-name="ce6"/>
          <table:table-cell table:style-name="ce10" table:content-validation-name="val1" office:value-type="string" calcext:value-type="string">
            <text:p>3+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 office:value-type="string" calcext:value-type="string">
            <text:p>5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5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number-columns-repeated="3"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/>
          <table:table-cell table:style-name="ce14" table:content-validation-name="val2" table:number-matrix-columns-spanned="1" table:number-matrix-rows-spanned="1" table:formula="of:=TEXT(AVERAGE(IFERROR(NUMBERVALUE(SUBSTITUTE(SUBSTITUTE([.W16:.AE16];&quot;-&quot;;&quot;&quot;);&quot;+&quot;;&quot;&quot;));&quot;&quot;));&quot;0&quot;)" office:value-type="string" office:string-value="2" calcext:value-type="string">
            <text:p>2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 table:number-columns-repeated="4" table:style-name="ce10" table:content-validation-name="val1" office:value-type="string" calcext:value-type="string">
            <text:p>2</text:p>
          </table:table-cell>
          <table:table-cell table:style-name="ce10" table:content-validation-name="val1" table:number-columns-repeated="3"/>
          <table:table-cell/>
          <table:table-cell table:style-name="ce10" table:content-validation-name="val1" office:value-type="string" calcext:value-type="string">
            <text:p>2</text:p>
          </table:table-cell>
          <table:table-cell/>
          <table:table-cell table:style-name="ce20" table:content-validation-name="val2" table:number-matrix-columns-spanned="1" table:number-matrix-rows-spanned="1" table:formula="of:=ROUND(AVERAGE(IFERROR(NUMBERVALUE(SUBSTITUTE(SUBSTITUTE([.E16:.V16];&quot;-&quot;;&quot;&quot;);&quot;+&quot;;&quot;&quot;));&quot;&quot;));2)" office:value-type="float" office:value="3.15" calcext:value-type="float">
            <text:p>3,15</text:p>
          </table:table-cell>
          <table:table-cell table:style-name="ce21" table:content-validation-name="val2" table:number-matrix-columns-spanned="1" table:number-matrix-rows-spanned="1" table:formula="of:=ROUND(AVERAGE(IFERROR(NUMBERVALUE(SUBSTITUTE(SUBSTITUTE([.E16:.G16];&quot;-&quot;;&quot;&quot;);&quot;+&quot;;&quot;&quot;));&quot;&quot;));2)" office:value-type="float" office:value="4" calcext:value-type="float">
            <text:p>4</text:p>
          </table:table-cell>
          <table:table-cell/>
          <table:table-cell table:style-name="ce23" table:content-validation-name="val3"/>
          <table:table-cell table:style-name="ce46" table:content-validation-name="val4"/>
          <table:table-cell table:style-name="ce46" table:content-validation-name="val5"/>
          <table:table-cell table:style-name="ce46" table:content-validation-name="val6"/>
          <table:table-cell table:number-columns-repeated="983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6.17mm" fo:margin-bottom="20mm" fo:margin-left="20mm" fo:margin-right="20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1">00.00.0000</text:date>, <text:time style:data-style-name="N2" text:time-value="15:44:08.23147932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20:29:52</meta:creation-date>
    <meta:initial-creator>openpyxl</meta:initial-creator>
    <dc:language>de-DE</dc:language>
    <dc:date>2020-03-01T15:44:29.212873865</dc:date>
    <meta:editing-cycles>45</meta:editing-cycles>
    <meta:editing-duration>PT10M8S</meta:editing-duration>
    <meta:generator>LibreOffice/6.1.5.2$Linux_X86_64 LibreOffice_project/10$Build-2</meta:generator>
    <meta:document-statistic meta:table-count="1" meta:cell-count="256" meta:object-count="0"/>
    <meta:user-defined meta:name="AppVersion">3.0</meta:user-defined>
  </office:meta>
</office:document-meta>
</file>